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4">Vendredi 02 juin</text:p>
      <text:p text:style-name="P14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5">Lundi 05 juin</text:p>
      <text:p text:style-name="P15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16">Mardi 06 juin</text:p>
      <text:p text:style-name="P16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7">13h54- <text:span text:style-name="T22">17h : Légère correction sur le style des annonces longues et préparation des studios pour visite</text:span></text:p>
      <text:p text:style-name="P17"/>
      <text:p text:style-name="P19">Mercredi 7 juin</text:p>
      <text:p text:style-name="P19"/>
      <text:p text:style-name="P18">9h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7T09:15:59.253825438</dc:date>
    <meta:editing-duration>P1DT8H21M19S</meta:editing-duration>
    <meta:editing-cycles>18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81" meta:character-count="1110" meta:non-whitespace-character-count="946"/>
  </office:meta>
</office:document-meta>
</file>